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0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6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normal" officeooo:rsid="0005164f" officeooo:paragraph-rsid="0005164f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officeooo:rsid="000784a4" officeooo:paragraph-rsid="000784a4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officeooo:rsid="000784a4" officeooo:paragraph-rsid="000784a4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0784a4" officeooo:paragraph-rsid="000784a4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normal" officeooo:rsid="000784a4" officeooo:paragraph-rsid="000784a4" style:font-weight-asian="normal" style:font-weight-complex="normal"/>
    </style:style>
    <style:style style:name="T1" style:family="text">
      <style:text-properties officeooo:rsid="000784a4"/>
    </style:style>
    <style:style style:name="T2" style:family="text">
      <style:text-properties style:text-position="super 58%" officeooo:rsid="000784a4"/>
    </style:style>
    <style:style style:name="T3" style:family="text">
      <style:text-properties officeooo:rsid="000980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<text:span text:style-name="T3">21</text:span> mar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</table:table-cell>
          <table:table-cell table:style-name="Tableau1.B3" table:number-columns-spanned="3" office:value-type="string">
            <text:p text:style-name="P6">Rituel : - le jour d'aujourd'hui : la roue des jours + écriture de la date au tableau </text:p>
            <text:p text:style-name="P7">chant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1">Lecture</text:p>
            <text:p text:style-name="P8">Découverte du nouveau son </text:p>
            <text:p text:style-name="P8">Lecture des mots, phrases seul puis en collectif</text:p>
            <text:p text:style-name="P11">Exercices fichier</text:p>
            <text:p text:style-name="P11"/>
            <text:p text:style-name="P11">Dictée mots-outils (sur ordinateur)</text:p>
            <text:p text:style-name="P8">6 élèves</text:p>
            <text:p text:style-name="P11">Ateliers confusions de sons</text:p>
            <text:p text:style-name="P8">6 élèves </text:p>
          </table:table-cell>
          <table:table-cell table:style-name="Tableau1.C5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7">Lecture fluence</text:p>
                  <text:p text:style-name="P15">texte 4 avec Martine. Les élèves passent chacun leur tour</text:p>
                </table:table-cell>
                <table:table-cell table:style-name="Tableau2.B1" office:value-type="string">
                  <text:p text:style-name="P18">EDL</text:p>
                  <text:p text:style-name="P16">exercices sur fiche suite séance 1</text:p>
                  <text:p text:style-name="P15"/>
                </table:table-cell>
              </table:table-row>
            </table:table>
            <text:p text:style-name="P15"/>
          </table:table-cell>
          <table:covered-table-cell/>
        </table:table-row>
        <table:table-row>
          <table:covered-table-cell/>
          <table:covered-table-cell/>
          <table:table-cell table:style-name="Tableau1.C5" table:number-columns-spanned="2" office:value-type="string">
            <text:p text:style-name="P15"><text:span text:style-name="T3">Correction travail</text:span> <text:span text:style-name="T1">accord sujet verbe</text:span> : manip collectif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4" office:value-type="string">
            <text:p text:style-name="P11">Copie</text:p>
            <text:p text:style-name="P8">Une phrase sur cahier d'écriture</text:p>
            <text:p text:style-name="P8">+ devoirs</text:p>
          </table:table-cell>
          <table:table-cell table:style-name="Tableau1.C7" table:number-columns-spanned="2" office:value-type="string">
            <text:p text:style-name="P17">Dictée Négociée</text:p>
            <text:p text:style-name="P14">gpe 1:Lucas, Roxane, Léa</text:p>
            <text:p text:style-name="P14">gpe 2 : Agathe, Melyna, Camille</text:p>
            <text:p text:style-name="P14">Ecoute de la dictée au casque</text:p>
            <text:p text:style-name="P14">Ecrire la dictée sur son ardoise</text:p>
            <text:p text:style-name="P14">Comparer trois par trois son travail </text:p>
            <text:p text:style-name="P15">Se mettre d'accord sur l'écriture</text:p>
            <text:p text:style-name="P11"/>
          </table:table-cell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C7" table:number-columns-spanned="3" office:value-type="string">
            <text:p text:style-name="Standard">Calcul mental : <text:span text:style-name="T1">problèmes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/>
          </table:table-cell>
          <table:table-cell table:style-name="Tableau1.C7" table:number-columns-spanned="3" office:value-type="string">
            <text:p text:style-name="P20">Maths</text:p>
            <text:p text:style-name="P21">suite mardi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10" table:number-columns-spanned="3" office:value-type="string">
            <text:p text:style-name="P4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C7" table:number-columns-spanned="3" office:value-type="string">
            <text:p text:style-name="P12">Musique : <text:span text:style-name="T3">chant suite apprentissage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C7" table:number-columns-spanned="3" office:value-type="string">
            <text:p text:style-name="P12">Anglais : <text:span text:style-name="T3">how are you ?</text:span>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1">14h30</text:p>
          </table:table-cell>
          <table:table-cell table:style-name="Tableau1.B10" table:number-columns-spanned="3" office:value-type="string">
            <text:p text:style-name="P1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C7" table:number-columns-spanned="3" office:value-type="string">
            <text:p text:style-name="P9">Littérature <text:span text:style-name="T1">Arts Visuels : commencer à créer la page du Kamishibaï : 1</text:span><text:span text:style-name="T2">er</text:span><text:span text:style-name="T1"> jet brouillon</text:span></text:p>
            <text:p text:style-name="P10">Puis confrontation des images, proposition d’histoire pour accompagner son image pour voir si l’image est assez complète. Choix des matériaux pour l’illustration finale.</text:p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1:06:56.51</meta:creation-date>
    <meta:editing-duration>P4DT10H23M19S</meta:editing-duration>
    <meta:editing-cycles>25</meta:editing-cycles>
    <meta:generator>LibreOffice/5.3.7.2$Windows_X86_64 LibreOffice_project/6b8ed514a9f8b44d37a1b96673cbbdd077e24059</meta:generator>
    <dc:date>2019-03-18T10:42:30.006000000</dc:date>
    <meta:print-date>2019-03-08T17:36:22.113000000</meta:print-date>
    <meta:document-statistic meta:table-count="2" meta:image-count="0" meta:object-count="0" meta:page-count="1" meta:paragraph-count="51" meta:word-count="193" meta:character-count="1151" meta:non-whitespace-character-count="1001"/>
  </office:meta>
</office:document-meta>
</file>